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opacity-name="" draw:textarea-horizontal-align="justify" draw:textarea-vertical-align="middle" draw:auto-grow-height="false" fo:min-height="13.085cm" fo:min-width="8.39cm"/>
    </style:style>
    <style:style style:name="gr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0.2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1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034cm" fo:min-width="2.156cm"/>
      <style:paragraph-properties style:writing-mode="lr-tb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gr14" style:family="graphic" style:parent-style-name="objectwithoutfill">
      <style:graphic-properties draw:marker-end="Arrowheads_20_15" draw:marker-end-width="0.3cm" draw:fill="none" draw:textarea-vertical-align="middle"/>
    </style:style>
    <style:style style:name="gr15" style:family="graphic" style:parent-style-name="standard" style:list-style-name="L1">
      <style:graphic-properties draw:fill-color="#ffffff" draw:textarea-horizontal-align="justify" draw:textarea-vertical-align="middle" draw:auto-grow-height="false" fo:min-height="4.621cm" fo:min-width="11.039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043cm" fo:min-width="8.778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469cm" fo:min-width="3.76cm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1.034cm" fo:min-width="0.93cm"/>
      <style:paragraph-properties style:writing-mode="lr-tb"/>
    </style:style>
    <style:style style:name="gr19" style:family="graphic" style:parent-style-name="standard" style:list-style-name="L1">
      <style:graphic-properties draw:fill-color="#ffffff" draw:textarea-horizontal-align="justify" draw:textarea-vertical-align="middle" draw:auto-grow-height="false" fo:min-height="2.043cm" fo:min-width="7.356cm"/>
      <style:paragraph-properties style:writing-mode="lr-tb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standard" style:list-style-name="L1">
      <style:graphic-properties draw:fill-color="#cccccc" draw:textarea-horizontal-align="justify" draw:textarea-vertical-align="middle" draw:auto-grow-height="false" fo:min-height="0.603cm" fo:min-width="3.786cm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objectwithoutfill">
      <style:graphic-properties draw:marker-end="Arrowheads_20_22" draw:marker-end-width="0.3cm" draw:fill="none" draw:textarea-vertical-align="middle"/>
    </style:style>
    <style:style style:name="P1" style:family="paragraph">
      <loext:graphic-properties draw:fill-color="#dddddd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30pt"/>
    </style:style>
    <style:style style:name="P5" style:family="paragraph">
      <loext:graphic-properties draw:fill="none" draw:fill-color="#ffffff"/>
      <style:text-properties fo:font-size="3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0pt" style:font-size-asian="30pt" style:font-size-complex="30pt"/>
    </style:style>
    <style:style style:name="P8" style:family="paragraph">
      <loext:graphic-properties draw:fill="none" draw:fill-color="#ffffff"/>
      <style:text-properties fo:font-size="30pt" style:font-size-asian="30pt" style:font-size-complex="3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.2cm" fo:line-height="100%" fo:text-align="center" fo:text-indent="0cm"/>
    </style:style>
    <style:style style:name="P16" style:family="paragraph">
      <loext:graphic-properties draw:fill-color="#cccccc"/>
      <style:paragraph-properties fo:margin-left="0cm" fo:margin-right="0cm" fo:margin-top="0.2cm" fo:margin-bottom="0.2cm" fo:line-height="100%" fo:text-align="center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3.335cm" svg:x="14.335cm" svg:y="3.8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85cm" svg:y1="6.38cm" svg:x2="14.335cm" svg:y2="6.38cm">
          <text:p/>
        </draw:line>
        <draw:line draw:style-name="gr3" draw:text-style-name="P2" draw:layer="layout" svg:x1="29.609cm" svg:y1="6.08cm" svg:x2="23.259cm" svg:y2="6.08cm">
          <text:p text:style-name="P3"/>
        </draw:line>
        <draw:line draw:style-name="gr2" draw:text-style-name="P2" draw:layer="layout" svg:x1="23.133cm" svg:y1="8.18cm" svg:x2="29.483cm" svg:y2="8.18cm">
          <text:p/>
        </draw:line>
        <draw:line draw:style-name="gr2" draw:text-style-name="P2" draw:layer="layout" svg:x1="23.133cm" svg:y1="12.78cm" svg:x2="29.483cm" svg:y2="12.78cm">
          <text:p/>
        </draw:line>
        <draw:line draw:style-name="gr2" draw:text-style-name="P2" draw:layer="layout" svg:x1="23.207cm" svg:y1="10.48cm" svg:x2="29.557cm" svg:y2="10.48cm">
          <text:p/>
        </draw:line>
        <draw:frame draw:style-name="gr4" draw:text-style-name="P5" draw:layer="layout" svg:width="3.203cm" svg:height="1.432cm" svg:x="30.21cm" svg:y="5.345cm">
          <draw:text-box>
            <text:p text:style-name="P4">MISO</text:p>
          </draw:text-box>
        </draw:frame>
        <draw:line draw:style-name="gr2" draw:text-style-name="P2" draw:layer="layout" svg:x1="23.107cm" svg:y1="12.78cm" svg:x2="29.457cm" svg:y2="12.78cm">
          <text:p/>
        </draw:line>
        <draw:frame draw:style-name="gr4" draw:text-style-name="P5" draw:layer="layout" svg:width="3.203cm" svg:height="1.432cm" svg:x="30.21cm" svg:y="7.445cm">
          <draw:text-box>
            <text:p text:style-name="P4">MOSI</text:p>
          </draw:text-box>
        </draw:frame>
        <draw:frame draw:style-name="gr4" draw:text-style-name="P5" draw:layer="layout" svg:width="3.271cm" svg:height="1.432cm" svg:x="30.21cm" svg:y="11.945cm">
          <draw:text-box>
            <text:p text:style-name="P4">SCLK</text:p>
          </draw:text-box>
        </draw:frame>
        <draw:frame draw:style-name="gr4" draw:text-style-name="P5" draw:layer="layout" svg:width="1.916cm" svg:height="1.432cm" svg:x="30.21cm" svg:y="9.745cm">
          <draw:text-box>
            <text:p text:style-name="P4">SS</text:p>
          </draw:text-box>
        </draw:frame>
        <draw:line draw:style-name="gr2" draw:text-style-name="P2" draw:layer="layout" svg:x1="7.959cm" svg:y1="8.58cm" svg:x2="14.309cm" svg:y2="8.58cm">
          <text:p/>
        </draw:line>
        <draw:frame draw:style-name="gr5" draw:text-style-name="P5" draw:layer="layout" svg:width="7.216cm" svg:height="1.432cm" svg:x="1.952cm" svg:y="5.701cm">
          <draw:text-box>
            <text:p text:style-name="P4">Data_in</text:p>
          </draw:text-box>
        </draw:frame>
        <draw:frame draw:style-name="gr5" draw:text-style-name="P5" draw:layer="layout" svg:width="4.426cm" svg:height="1.432cm" svg:x="2.27cm" svg:y="8.101cm">
          <draw:text-box>
            <text:p text:style-name="P4">Ld</text:p>
          </draw:text-box>
        </draw:frame>
        <draw:line draw:style-name="gr6" draw:text-style-name="P2" draw:layer="layout" svg:x1="30.51cm" svg:y1="9.83cm" svg:x2="31.78cm" svg:y2="9.83cm">
          <text:p/>
        </draw:line>
        <draw:line draw:style-name="gr3" draw:text-style-name="P2" draw:layer="layout" svg:x1="14.283cm" svg:y1="10.68cm" svg:x2="7.933cm" svg:y2="10.68cm">
          <text:p text:style-name="P3"/>
        </draw:line>
        <draw:frame draw:style-name="gr7" draw:text-style-name="P6" draw:layer="layout" svg:width="5.07cm" svg:height="2.783cm" svg:x="2.27cm" svg:y="10.201cm">
          <draw:text-box>
            <text:p><text:span text:style-name="T1">Ready</text:span></text:p>
          </draw:text-box>
        </draw:frame>
        <draw:line draw:style-name="gr3" draw:text-style-name="P2" draw:layer="layout" svg:x1="14.31cm" svg:y1="12.98cm" svg:x2="7.96cm" svg:y2="12.98cm">
          <text:p/>
        </draw:line>
        <draw:frame draw:style-name="gr8" draw:text-style-name="P8" draw:layer="layout" svg:width="5.66cm" svg:height="2.613cm" svg:x="2.27cm" svg:y="12.401cm">
          <draw:text-box>
            <text:p text:style-name="P7"><text:span text:style-name="T2">RX_dat</text:span><text:span text:style-name="T2">a</text:span></text:p>
          </draw:text-box>
        </draw:frame>
        <draw:custom-shape draw:style-name="gr9" draw:text-style-name="P3" draw:layer="layout" svg:width="1.588cm" svg:height="0.952cm" svg:x="19.517cm" svg:y="16.2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6.886cm" svg:y1="20.369cm" svg:x2="16.886cm" svg:y2="17.203cm">
          <text:p/>
        </draw:line>
        <draw:frame draw:style-name="gr10" draw:text-style-name="P8" draw:layer="layout" svg:width="1.77cm" svg:height="1.825cm" svg:x="16.31cm" svg:y="20.72cm">
          <draw:text-box>
            <text:p text:style-name="P7"><text:span text:style-name="T2">rst</text:span></text:p>
          </draw:text-box>
        </draw:frame>
        <draw:frame draw:style-name="gr8" draw:text-style-name="P8" draw:layer="layout" svg:width="5.66cm" svg:height="2.613cm" svg:x="19.17cm" svg:y="20.802cm">
          <draw:text-box>
            <text:p text:style-name="P7"><text:span text:style-name="T2">CLK</text:span></text:p>
          </draw:text-box>
        </draw:frame>
        <draw:line draw:style-name="gr3" draw:text-style-name="P2" draw:layer="layout" svg:x1="20.286cm" svg:y1="20.396cm" svg:x2="20.286cm" svg:y2="17.23cm">
          <text:p/>
        </draw:line>
      </draw:page>
      <draw:page draw:name="page2" draw:style-name="dp1" draw:master-page-name="Default">
        <draw:line draw:style-name="gr6" draw:text-style-name="P2" draw:layer="layout" svg:x1="21.598cm" svg:y1="4.492cm" svg:x2="21.598cm" svg:y2="5.762cm">
          <text:p/>
        </draw:line>
        <draw:custom-shape draw:style-name="gr11" draw:text-style-name="P9" draw:layer="layout" svg:width="3.81cm" svg:height="1.905cm" svg:x="19.732cm" svg:y="2.587cm">
          <text:p text:style-name="P3">ST_IDL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.537cm" svg:y1="7.667cm" svg:x2="21.537cm" svg:y2="8.937cm">
          <text:p/>
        </draw:line>
        <draw:custom-shape draw:style-name="gr12" draw:text-style-name="P10" draw:layer="layout" svg:width="5.312cm" svg:height="2.566cm" svg:x="18.835cm" svg:y="8.911cm">
          <text:p text:style-name="P3">Ld=1</text:p>
          <text:p text:style-name="P3">Rst = 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9" draw:layer="layout" svg:width="3.81cm" svg:height="1.905cm" svg:x="19.822cm" svg:y="16.077cm">
          <text:p text:style-name="P3">ST_TX_R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21.592cm" svg:y1="11.507cm" svg:x2="21.592cm" svg:y2="12.777cm">
          <text:p/>
        </draw:line>
        <draw:line draw:style-name="gr6" draw:text-style-name="P2" draw:layer="layout" svg:x1="18.78cm" svg:y1="10.207cm" svg:x2="14.017cm" svg:y2="10.207cm">
          <text:p/>
        </draw:line>
        <draw:line draw:style-name="gr6" draw:text-style-name="P2" draw:layer="layout" svg:x1="14.035cm" svg:y1="10.189cm" svg:x2="14.017cm" svg:y2="5.127cm">
          <text:p/>
        </draw:line>
        <draw:line draw:style-name="gr14" draw:text-style-name="P2" draw:layer="layout" svg:x1="14.017cm" svg:y1="5.127cm" svg:x2="21.637cm" svg:y2="5.127cm">
          <text:p/>
        </draw:line>
        <draw:custom-shape draw:style-name="gr15" draw:text-style-name="P13" draw:layer="layout" svg:width="12.065cm" svg:height="5.397cm" svg:x="27.352cm" svg:y="18.957cm">
          <text:p text:style-name="P11"><text:span text:style-name="T3">MOSI </text:span><text:span text:style-name="T3">&lt;= </text:span><text:span text:style-name="T3">Shiftregi</text:span><text:span text:style-name="T3">ster[7]</text:span></text:p>
          <text:p text:style-name="P11"><text:span text:style-name="T3">misoBuff</text:span><text:span text:style-name="T3">er &lt;= </text:span><text:span text:style-name="T3">misoBuff</text:span><text:span text:style-name="T3">er &amp; </text:span><text:span text:style-name="T3">MISO</text:span></text:p>
          <text:p text:style-name="P12"><text:span text:style-name="T3">Shiftregi</text:span><text:span text:style-name="T3">ster &lt;= </text:span>Shiftregister[6:0] &amp; ‘0’</text:p>
          <text:p text:style-name="P12">BitCounter &lt;= BitCounter +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9.526cm" svg:height="2.541cm" svg:x="16.775cm" svg:y="12.704cm">
          <text:p text:style-name="P12">Shiftregister &lt;= data_in </text:p>
          <text:p text:style-name="P12">BitCounter &lt;= 0</text:p>
          <text:p text:style-name="P12">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21.592cm" svg:y1="15.307cm" svg:x2="21.592cm" svg:y2="16.069cm">
          <text:p/>
        </draw:line>
        <draw:custom-shape draw:style-name="gr17" draw:text-style-name="P9" draw:layer="layout" svg:width="4.446cm" svg:height="1.905cm" svg:x="19.414cm" svg:y="5.762cm">
          <text:p text:style-name="P3">Rea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959cm" svg:height="0.962cm" svg:x="17.462cm" svg:y="9.372cm">
          <draw:text-box>
            <text:p>N</text:p>
          </draw:text-box>
        </draw:frame>
        <draw:frame draw:style-name="gr4" draw:text-style-name="P6" draw:layer="layout" svg:width="0.925cm" svg:height="0.962cm" svg:x="21.972cm" svg:y="11.277cm">
          <draw:text-box>
            <text:p>Y</text:p>
          </draw:text-box>
        </draw:frame>
        <draw:custom-shape draw:style-name="gr18" draw:text-style-name="P10" draw:layer="layout" svg:width="2.858cm" svg:height="2.566cm" svg:x="20.136cm" svg:y="18.912cm">
          <text:p text:style-name="P3">r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" draw:text-style-name="P2" draw:layer="layout" svg:x1="20.05cm" svg:y1="20.15cm" svg:x2="14.335cm" svg:y2="20.15cm">
          <text:p/>
        </draw:line>
        <draw:custom-shape draw:style-name="gr19" draw:text-style-name="P14" draw:layer="layout" svg:width="8.104cm" svg:height="2.541cm" svg:x="10.276cm" svg:y="21.404cm">
          <text:p text:style-name="P12">Shiftregister &lt;= 00000000 </text:p>
          <text:p text:style-name="P12">BitCounter &lt;=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14.292cm" svg:y1="20.107cm" svg:x2="14.292cm" svg:y2="21.377cm">
          <text:p/>
        </draw:line>
        <draw:line draw:style-name="gr13" draw:text-style-name="P2" draw:layer="layout" svg:x1="21.592cm" svg:y1="18.107cm" svg:x2="21.592cm" svg:y2="18.869cm">
          <text:p/>
        </draw:line>
        <draw:line draw:style-name="gr6" draw:text-style-name="P2" draw:layer="layout" svg:x1="14.335cm" svg:y1="23.96cm" svg:x2="14.335cm" svg:y2="25.865cm">
          <text:p/>
        </draw:line>
        <draw:line draw:style-name="gr6" draw:text-style-name="P2" draw:layer="layout" svg:x1="14.335cm" svg:y1="25.865cm" svg:x2="8.302cm" svg:y2="25.865cm">
          <text:p/>
        </draw:line>
        <draw:line draw:style-name="gr6" draw:text-style-name="P2" draw:layer="layout" svg:x1="8.294cm" svg:y1="25.865cm" svg:x2="8.293cm" svg:y2="5.127cm">
          <text:p/>
        </draw:line>
        <draw:line draw:style-name="gr20" draw:text-style-name="P2" draw:layer="layout" svg:x1="8.302cm" svg:y1="5.125cm" svg:x2="14.017cm" svg:y2="5.125cm">
          <text:p/>
        </draw:line>
        <draw:line draw:style-name="gr13" draw:text-style-name="P2" draw:layer="layout" svg:x1="33.492cm" svg:y1="24.307cm" svg:x2="33.492cm" svg:y2="25.069cm">
          <text:p/>
        </draw:line>
        <draw:frame draw:style-name="gr4" draw:text-style-name="P6" draw:layer="layout" svg:width="0.853cm" svg:height="0.962cm" svg:x="17.463cm" svg:y="19.072cm">
          <draw:text-box>
            <text:p>1</text:p>
          </draw:text-box>
        </draw:frame>
        <draw:line draw:style-name="gr21" draw:text-style-name="P2" draw:layer="layout" svg:x1="23.007cm" svg:y1="20.25cm" svg:x2="27.135cm" svg:y2="20.25cm">
          <text:p/>
        </draw:line>
        <draw:custom-shape draw:style-name="gr22" draw:text-style-name="P16" draw:layer="layout" svg:width="8.572cm" svg:height="1.705cm" svg:x="29.257cm" svg:y="25.047cm">
          <text:p text:style-name="P15"><text:span text:style-name="T3">BitCounter&lt;7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3" draw:text-style-name="P2" draw:layer="layout" svg:x1="19.415cm" svg:y1="25.823cm" svg:x2="14.351cm" svg:y2="25.823cm">
          <text:p/>
        </draw:line>
        <draw:frame draw:style-name="gr4" draw:text-style-name="P6" draw:layer="layout" svg:width="0.959cm" svg:height="0.962cm" svg:x="27.352cm" svg:y="25.13cm">
          <draw:text-box>
            <text:p>N</text:p>
          </draw:text-box>
        </draw:frame>
        <draw:line draw:style-name="gr6" draw:text-style-name="P2" draw:layer="layout" svg:x1="37.83cm" svg:y1="25.865cm" svg:x2="41.957cm" svg:y2="25.865cm">
          <text:p/>
        </draw:line>
        <draw:line draw:style-name="gr6" draw:text-style-name="P2" draw:layer="layout" svg:x1="41.957cm" svg:y1="25.865cm" svg:x2="41.957cm" svg:y2="18.562cm">
          <text:p/>
        </draw:line>
        <draw:frame draw:style-name="gr4" draw:text-style-name="P6" draw:layer="layout" svg:width="0.925cm" svg:height="0.962cm" svg:x="39.1cm" svg:y="25.047cm">
          <draw:text-box>
            <text:p>Y</text:p>
          </draw:text-box>
        </draw:frame>
        <draw:line draw:style-name="gr24" draw:text-style-name="P2" draw:layer="layout" svg:x1="41.957cm" svg:y1="18.562cm" svg:x2="21.637cm" svg:y2="18.562cm">
          <text:p/>
        </draw:line>
        <draw:custom-shape draw:style-name="gr17" draw:text-style-name="P9" draw:layer="layout" svg:width="4.446cm" svg:height="1.905cm" svg:x="19.415cm" svg:y="24.762cm">
          <text:p text:style-name="P3">RX_data &lt;= miso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2" draw:layer="layout" svg:x1="29.117cm" svg:y1="25.865cm" svg:x2="23.86cm" svg:y2="25.8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4T12:54:58.222613152</meta:creation-date>
    <dc:date>2023-11-04T19:28:37.818340571</dc:date>
    <meta:editing-duration>PT58M28S</meta:editing-duration>
    <meta:editing-cycles>5</meta:editing-cycles>
    <meta:generator>LibreOffice/7.3.7.2$Linux_X86_64 LibreOffice_project/30$Build-2</meta:generator>
    <meta:document-statistic meta:object-count="60"/>
  </office:meta>
</office:document-meta>
</file>